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7bc65"/>
    </style:style>
    <style:style style:name="ce2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_lematiz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201288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0.xml</text:p>
          </table:table-cell>
          <table:table-cell/>
          <table:table-cell table:style-name="ce2" office:value-type="string" calcext:value-type="string">
            <text:p>08/07/24</text:p>
          </table:table-cell>
        </table:table-row>
        <table:table-row table:style-name="ro1">
          <table:table-cell office:value-type="string" calcext:value-type="string">
            <text:p>201294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9.xml</text:p>
          </table:table-cell>
          <table:table-cell office:value-type="string" calcext:value-type="string">
            <text:p>Fin 1. </text:p>
          </table:table-cell>
          <table:table-cell/>
        </table:table-row>
        <table:table-row table:style-name="ro1">
          <table:table-cell office:value-type="string" calcext:value-type="string">
            <text:p>2012950.xml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95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9.xml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960.xml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8.xml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5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6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77.xml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97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7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4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5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86.xml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987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8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89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0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1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2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3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4.xml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2012995.xml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996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7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8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99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0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3003.xml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22:48:58.255989807</dc:date>
    <meta:editing-duration>PT8M18S</meta:editing-duration>
    <meta:editing-cycles>4</meta:editing-cycles>
    <meta:generator>LibreOffice/7.3.7.2$Linux_X86_64 LibreOffice_project/30$Build-2</meta:generator>
    <meta:document-statistic meta:table-count="1" meta:cell-count="129" meta:object-count="0"/>
  </office:meta>
</office:document-meta>
</file>